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24-01-08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23-01-1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22-01-03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21-01-1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20-01-27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19-02-1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18-01-18 0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16-01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15-01-16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14-09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184</text:p>
          </table:table-cell>
          <table:table-cell office:value-type="string" calcext:value-type="string">
            <text:p>ADVM-019</text:p>
          </table:table-cell>
          <table:table-cell office:value-type="string" calcext:value-type="string">
            <text:p>2014-05-05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